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o help the student, teacher, and parents further the students education in mathematics. To achieve this with math problems of varying difficulty. To allow teachers to monitor all progress and help the student where need be. And at the utmost, make the learning environment f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Erik Lindblom</meta:initial-creator>
    <meta:creation-date>2007-01-17T18:06:53</meta:creation-date>
    <dc:creator>Erik Lindblom</dc:creator>
    <dc:date>2007-01-17T18:09:52</dc:date>
    <dc:language>en-US</dc:language>
    <meta:editing-cycles>2</meta:editing-cycles>
    <meta:editing-duration>PT3M1S</meta:editing-duration>
    <meta:user-defined meta:name="Info 1"/>
    <meta:user-defined meta:name="Info 2"/>
    <meta:user-defined meta:name="Info 3"/>
    <meta:user-defined meta:name="Info 4"/>
    <meta:document-statistic meta:table-count="0" meta:image-count="0" meta:object-count="0" meta:page-count="1" meta:paragraph-count="1" meta:word-count="45" meta:character-count="278"/>
  </office:meta>
</office:document-meta>
</file>